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710c955"/>
    </style:style>
    <style:style style:name="P2" style:family="paragraph" style:parent-style-name="Standard">
      <style:text-properties officeooo:paragraph-rsid="0713bf0f"/>
    </style:style>
    <style:style style:name="P3" style:family="paragraph" style:parent-style-name="Standard">
      <style:text-properties officeooo:paragraph-rsid="07457e0e"/>
    </style:style>
    <style:style style:name="P4" style:family="paragraph" style:parent-style-name="Standard">
      <style:text-properties officeooo:paragraph-rsid="075ba74e"/>
    </style:style>
    <style:style style:name="P5" style:family="paragraph" style:parent-style-name="Standard">
      <style:text-properties officeooo:paragraph-rsid="07625531"/>
    </style:style>
    <style:style style:name="P6" style:family="paragraph" style:parent-style-name="Standard">
      <style:text-properties officeooo:paragraph-rsid="07661fdf"/>
    </style:style>
    <style:style style:name="P7" style:family="paragraph" style:parent-style-name="Standard">
      <style:text-properties officeooo:paragraph-rsid="07709841"/>
    </style:style>
    <style:style style:name="T1" style:family="text">
      <style:text-properties fo:color="#000000" style:text-line-through-style="none" style:text-line-through-type="none" style:font-name="DejaVu Sans" fo:font-size="9pt" style:text-underline-style="none" fo:font-weight="normal" officeooo:rsid="0710c9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28f7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2c77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7335a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7457e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75b69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5cfb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5f5e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6122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629f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630d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64ff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656d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661f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74ef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782b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7998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9f68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bold" officeooo:rsid="0710c9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 style:family="text">
      <style:text-properties fo:color="#000000" style:text-line-through-style="none" style:text-line-through-type="none" style:font-name="DejaVu Sans" fo:font-size="9pt" style:text-underline-style="none" fo:font-weight="bold" officeooo:rsid="07335a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 style:family="text">
      <style:text-properties fo:color="#000000" style:text-line-through-style="none" style:text-line-through-type="none" style:font-name="DejaVu Sans" fo:font-size="9pt" style:text-underline-style="none" fo:font-weight="bold" officeooo:rsid="07457e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 style:family="text">
      <style:text-properties fo:color="#000000" style:text-line-through-style="none" style:text-line-through-type="none" style:font-name="DejaVu Sans" fo:font-size="9pt" style:text-underline-style="none" fo:font-weight="bold" officeooo:rsid="075ba74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 style:family="text">
      <style:text-properties fo:color="#000000" style:text-line-through-style="none" style:text-line-through-type="none" style:font-name="DejaVu Sans" fo:font-size="9pt" style:text-underline-style="none" fo:font-weight="bold" officeooo:rsid="076255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 style:family="text">
      <style:text-properties fo:color="#000000" style:text-line-through-style="none" style:text-line-through-type="none" style:font-name="DejaVu Sans" fo:font-size="9pt" style:text-underline-style="none" fo:font-weight="bold" officeooo:rsid="07656dc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 style:family="text">
      <style:text-properties fo:color="#000000" style:text-line-through-style="none" style:text-line-through-type="none" style:font-name="DejaVu Sans" fo:font-size="9pt" style:text-underline-style="none" fo:font-weight="bold" officeooo:rsid="075b694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 style:family="text">
      <style:text-properties fo:color="#000000" style:text-line-through-style="none" style:text-line-through-type="none" style:font-name="DejaVu Sans" fo:font-size="9pt" style:text-underline-style="none" fo:font-weight="bold" officeooo:rsid="076f40a2" style:text-blinking="false" fo:background-color="#ffffff" loext:char-shading-value="0" style:font-name-asian="Times New Roman1" style:font-size-asian="9pt" style:font-weight-asian="bold" style:font-name-complex="Arial" style:font-size-complex="9pt" style:font-weight-complex="bold"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1">ecommerce hosting platforms like </text:span></text:span><text:span text:style-name="Source_20_Text"><text:span text:style-name="T19">Shopify</text:span></text:span></text:p>
      <text:p text:style-name="P1"><text:span text:style-name="Source_20_Text"><text:span text:style-name="T1"/></text:span></text:p>
      <text:p text:style-name="P2"><text:span text:style-name="Source_20_Text"><text:span text:style-name="T1">A platform like Shopify </text:span></text:span><text:span text:style-name="Source_20_Text"><text:span text:style-name="T19">allows the customer</text:span></text:span><text:span text:style-name="Source_20_Text"><text:span text:style-name="T1"> to create their </text:span></text:span><text:span text:style-name="Source_20_Text"><text:span text:style-name="T19">own web stores</text:span></text:span><text:span text:style-name="Source_20_Text"><text:span text:style-name="T1"> including the </text:span></text:span><text:span text:style-name="Source_20_Text"><text:span text:style-name="T19">front end</text:span></text:span><text:span text:style-name="Source_20_Text"><text:span text:style-name="T1"> and the </text:span></text:span><text:span text:style-name="Source_20_Text"><text:span text:style-name="T19">back end</text:span></text:span><text:span text:style-name="Source_20_Text"><text:span text:style-name="T1"> and usually is extremely simple and extremely fast. So </text:span></text:span><text:span text:style-name="Source_20_Text"><text:span text:style-name="T19">without any technical knowledge</text:span></text:span><text:span text:style-name="Source_20_Text"><text:span text:style-name="T1"> you can go there and you can create your own store. This sounds like an </text:span></text:span><text:span text:style-name="Source_20_Text"><text:span text:style-name="T19">interesting challenge</text:span></text:span><text:span text:style-name="Source_20_Text"><text:span text:style-name="T1"> because in the background there has to be a lot of </text:span></text:span><text:span text:style-name="Source_20_Text"><text:span text:style-name="T19">automation</text:span></text:span><text:span text:style-name="Source_20_Text"><text:span text:style-name="T1"> and a lot of automated management of your </text:span></text:span><text:span text:style-name="Source_20_Text"><text:span text:style-name="T19">resources</text:span></text:span><text:span text:style-name="Source_20_Text"><text:span text:style-name="T1"> like your </text:span></text:span><text:span text:style-name="Source_20_Text"><text:span text:style-name="T19">shop, your frontend, your backend, your api's, your databases, all your inventory, all your products</text:span></text:span><text:span text:style-name="Source_20_Text"><text:span text:style-name="T1"> and everything. So let's take a look at how Shopify and similar platforms could be built.</text:span></text:span></text:p>
      <text:p text:style-name="P2"><text:span text:style-name="Source_20_Text"><text:span text:style-name="T1"/></text:span></text:p>
      <text:p text:style-name="P2"><text:span text:style-name="Source_20_Text"><text:span text:style-name="T1">This Shopify topic is so </text:span></text:span><text:span text:style-name="Source_20_Text"><text:span text:style-name="T19">complex</text:span></text:span><text:span text:style-name="Source_20_Text"><text:span text:style-name="T1"> and this domain is so big that we need to focus on a couple of very important bits and pieces. We can't cover every topic that Shopify has. So let's gather at least some of the important </text:span></text:span><text:span text:style-name="Source_20_Text"><text:span text:style-name="T19">keywords</text:span></text:span><text:span text:style-name="Source_20_Text"><text:span text:style-name="T1"> related to a system like shopify: </text:span></text:span></text:p>
      <text:p text:style-name="P1"><text:span text:style-name="Source_20_Text"><text:span text:style-name="T1">Customers,</text:span></text:span></text:p>
      <text:p text:style-name="P1"><text:span text:style-name="Source_20_Text"><text:span text:style-name="T1">Products,</text:span></text:span></text:p>
      <text:p text:style-name="P1"><text:span text:style-name="Source_20_Text"><text:span text:style-name="T1">Orders,</text:span></text:span></text:p>
      <text:p text:style-name="P1"><text:span text:style-name="Source_20_Text"><text:span text:style-name="T1">Payment methods,</text:span></text:span></text:p>
      <text:p text:style-name="P1"><text:span text:style-name="Source_20_Text"><text:span text:style-name="T1">your own sort of data storage,</text:span></text:span></text:p>
      <text:p text:style-name="P1"><text:span text:style-name="Source_20_Text"><text:span text:style-name="T1">Shop owners,</text:span></text:span></text:p>
      <text:p text:style-name="P1"><text:span text:style-name="Source_20_Text"><text:span text:style-name="T1">Isolation: if I go to Shopify or a platform like that and I want to create </text:span></text:span><text:span text:style-name="Source_20_Text"><text:span text:style-name="T19">my online shop</text:span></text:span><text:span text:style-name="Source_20_Text"><text:span text:style-name="T1"> to me at least as somebody who has a background technology I would want to for I would want for my shop to be </text:span></text:span><text:span text:style-name="Source_20_Text"><text:span text:style-name="T19">as isolated as possible</text:span></text:span><text:span text:style-name="Source_20_Text"><text:span text:style-name="T1"> from every other online shop. </text:span></text:span><text:span text:style-name="Source_20_Text"><text:span text:style-name="T2">T</text:span></text:span><text:span text:style-name="Source_20_Text"><text:span text:style-name="T1">his is important to me but this could also be a </text:span></text:span><text:span text:style-name="Source_20_Text"><text:span text:style-name="T19">very important business feature</text:span></text:span><text:span text:style-name="Source_20_Text"><text:span text:style-name="T1"> because it's </text:span></text:span><text:span text:style-name="Source_20_Text"><text:span text:style-name="T19">required by law</text:span></text:span><text:span text:style-name="Source_20_Text"><text:span text:style-name="T1"> </text:span></text:span><text:span text:style-name="Source_20_Text"><text:span text:style-name="T3">and i</text:span></text:span><text:span text:style-name="Source_20_Text"><text:span text:style-name="T1">magine that there are companies which we want to host with Shopify but they were gonna host their online shop </text:span></text:span><text:span text:style-name="Source_20_Text"><text:span text:style-name="T19">managed by Shopify</text:span></text:span><text:span text:style-name="Source_20_Text"><text:span text:style-name="T1"> on their </text:span></text:span><text:span text:style-name="Source_20_Text"><text:span text:style-name="T19">own premise</text:span></text:span><text:span text:style-name="Source_20_Text"><text:span text:style-name="T1"> on their </text:span></text:span><text:span text:style-name="Source_20_Text"><text:span text:style-name="T19">own machine</text:span></text:span><text:span text:style-name="Source_20_Text"><text:span text:style-name="T1"> or </text:span></text:span><text:span text:style-name="Source_20_Text"><text:span text:style-name="T19">at least</text:span></text:span><text:span text:style-name="Source_20_Text"><text:span text:style-name="T1"> they were gonna want to pick </text:span></text:span><text:span text:style-name="Source_20_Text"><text:span text:style-name="T19">where</text:span></text:span><text:span text:style-name="Source_20_Text"><text:span text:style-name="T1"> exactly this shop is gonna be hosted you know only the you were only in North America and and for sure I </text:span></text:span><text:span text:style-name="Source_20_Text"><text:span text:style-name="T19">don't want to host</text:span></text:span><text:span text:style-name="Source_20_Text"><text:span text:style-name="T1"> my products and all of my data in a database which is </text:span></text:span><text:span text:style-name="Source_20_Text"><text:span text:style-name="T19">shared</text:span></text:span><text:span text:style-name="Source_20_Text"><text:span text:style-name="T1"> with other shop owners because imagine that </text:span></text:span><text:span text:style-name="Source_20_Text"><text:span text:style-name="T19">something goes wrong</text:span></text:span><text:span text:style-name="Source_20_Text"><text:span text:style-name="T1"> and your products or your customer data shows up </text:span></text:span><text:span text:style-name="Source_20_Text"><text:span text:style-name="T19">in a different store</text:span></text:span><text:span text:style-name="Source_20_Text"><text:span text:style-name="T1"> so isolation </text:span></text:span><text:span text:style-name="Source_20_Text"><text:span text:style-name="T4">is a </text:span></text:span><text:span text:style-name="Source_20_Text"><text:span text:style-name="T20">very important</text:span></text:span><text:span text:style-name="Source_20_Text"><text:span text:style-name="T4"> feature</text:span></text:span><text:span text:style-name="Source_20_Text"><text:span text:style-name="T1">.</text:span></text:span></text:p>
      <text:p text:style-name="P1"><text:span text:style-name="Source_20_Text"><text:span text:style-name="T1">Plugins,</text:span></text:span></text:p>
      <text:p text:style-name="P1"><text:span text:style-name="Source_20_Text"><text:span text:style-name="T1">Store frontend vs backend APIs: Let's talk about the functionality of maybe having your own front-end where you just talk to the Shopify back-end. Suppose, you're a </text:span></text:span><text:span text:style-name="Source_20_Text"><text:span text:style-name="T19">web designer</text:span></text:span><text:span text:style-name="Source_20_Text"><text:span text:style-name="T1"> or a </text:span></text:span><text:span text:style-name="Source_20_Text"><text:span text:style-name="T19">front-end developer</text:span></text:span><text:span text:style-name="Source_20_Text"><text:span text:style-name="T1"> and you're comfortable hosting your </text:span></text:span><text:span text:style-name="Source_20_Text"><text:span text:style-name="T19">own front-end</text:span></text:span><text:span text:style-name="Source_20_Text"><text:span text:style-name="T1"> you have a </text:span></text:span><text:span text:style-name="Source_20_Text"><text:span text:style-name="T19">very specific design</text:span></text:span><text:span text:style-name="Source_20_Text"><text:span text:style-name="T1"> in mind but you don't want to deal with the </text:span></text:span><text:span text:style-name="Source_20_Text"><text:span text:style-name="T19">storage layer</text:span></text:span><text:span text:style-name="Source_20_Text"><text:span text:style-name="T1"> you don't want to deal with all the </text:span></text:span><text:span text:style-name="Source_20_Text"><text:span text:style-name="T19">administration</text:span></text:span><text:span text:style-name="Source_20_Text"><text:span text:style-name="T1"> maybe you're not comfortable dealing with </text:span></text:span><text:span text:style-name="Source_20_Text"><text:span text:style-name="T19">payment</text:span></text:span><text:span text:style-name="Source_20_Text"><text:span text:style-name="T1"> methods and payment management so to say so then you would want to use something like Shopify but </text:span></text:span><text:span text:style-name="Source_20_Text"><text:span text:style-name="T19">only a back-end</text:span></text:span><text:span text:style-name="Source_20_Text"><text:span text:style-name="T1"> part of it. Similarly, we should be able to use </text:span></text:span><text:span text:style-name="Source_20_Text"><text:span text:style-name="T19">only front-end</text:span></text:span><text:span text:style-name="Source_20_Text"><text:span text:style-name="T1"> part of shopify as well.</text:span></text:span></text:p>
      <text:p text:style-name="P1"><text:span text:style-name="Source_20_Text"><text:span text:style-name="T1">Analytics,</text:span></text:span></text:p>
      <text:p text:style-name="P1"><text:span text:style-name="Source_20_Text"><text:span text:style-name="T1">Authentication,</text:span></text:span></text:p>
      <text:p text:style-name="P1"><text:span text:style-name="Source_20_Text"><text:span text:style-name="T1">Login with maybe third-party authentication,</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hree </text:span></text:span><text:span text:style-name="Source_20_Text"><text:span text:style-name="T19">key features:</text:span></text:span></text:p>
      <text:p text:style-name="P1"><text:span text:style-name="Source_20_Text"><text:span text:style-name="T1">1. </text:span></text:span><text:span text:style-name="Source_20_Text"><text:span text:style-name="T19">Automated storefront creation:</text:span></text:span><text:span text:style-name="Source_20_Text"><text:span text:style-name="T1"> What's the most unique selling point of Shopify? You go there as a customer. </text:span></text:span><text:span text:style-name="Source_20_Text"><text:span text:style-name="T19">no technical background.</text:span></text:span><text:span text:style-name="Source_20_Text"><text:span text:style-name="T1"> </text:span></text:span><text:span text:style-name="Source_20_Text"><text:span text:style-name="T19">no idea about programming</text:span></text:span><text:span text:style-name="Source_20_Text"><text:span text:style-name="T1"> and it allows you to create the store in a </text:span></text:span><text:span text:style-name="Source_20_Text"><text:span text:style-name="T19">few minutes.</text:span></text:span><text:span text:style-name="Source_20_Text"><text:span text:style-name="T1"> You maybe fine tune it for a few hours but they do all of it.</text:span></text:span></text:p>
      <text:p text:style-name="P1"><text:span text:style-name="Source_20_Text"><text:span text:style-name="T1">2. </text:span></text:span><text:span text:style-name="Source_20_Text"><text:span text:style-name="T19">Backend:</text:span></text:span><text:span text:style-name="Source_20_Text"><text:span text:style-name="T1"> They would also </text:span></text:span><text:span text:style-name="Source_20_Text"><text:span text:style-name="T19">create and manage</text:span></text:span><text:span text:style-name="Source_20_Text"><text:span text:style-name="T1"> the back end for you.</text:span></text:span></text:p>
      <text:p text:style-name="P1"><text:span text:style-name="Source_20_Text"><text:span text:style-name="T1">3. </text:span></text:span><text:span text:style-name="Source_20_Text"><text:span text:style-name="T19">hosting and networking:</text:span></text:span><text:span text:style-name="Source_20_Text"><text:span text:style-name="T1"> They </text:span></text:span><text:span text:style-name="Source_20_Text"><text:span text:style-name="T19">create</text:span></text:span><text:span text:style-name="Source_20_Text"><text:span text:style-name="T1"> the online store and they </text:span></text:span><text:span text:style-name="Source_20_Text"><text:span text:style-name="T19">host</text:span></text:span><text:span text:style-name="Source_20_Text"><text:span text:style-name="T1"> it and they </text:span></text:span><text:span text:style-name="Source_20_Text"><text:span text:style-name="T19">wire it up</text:span></text:span><text:span text:style-name="Source_20_Text"><text:span text:style-name="T1"> altogether so there's the </text:span></text:span><text:span text:style-name="Source_20_Text"><text:span text:style-name="T19">network</text:span></text:span><text:span text:style-name="Source_20_Text"><text:span text:style-name="T1"> there's the </text:span></text:span><text:span text:style-name="Source_20_Text"><text:span text:style-name="T19">domain management</text:span></text:span><text:span text:style-name="Source_20_Text"><text:span text:style-name="T1"> and all the </text:span></text:span><text:span text:style-name="Source_20_Text"><text:span text:style-name="T19">DNS setting up,</text:span></text:span><text:span text:style-name="Source_20_Text"><text:span text:style-name="T1"> the </text:span></text:span><text:span text:style-name="Source_20_Text"><text:span text:style-name="T19">proxies protecting it against DDoS attacks</text:span></text:span><text:span text:style-name="Source_20_Text"><text:span text:style-name="T1"> and so on.</text:span></text:span></text:p>
      <text:p text:style-name="P1"><text:span text:style-name="Source_20_Text"><text:span text:style-name="T1"/></text:span></text:p>
      <text:p text:style-name="P1"><text:span text:style-name="Source_20_Text"><text:span text:style-name="T19">Very high level system design:</text:span></text:span></text:p>
      <text:p text:style-name="P1"><text:span text:style-name="Source_20_Text"><text:span text:style-name="T1">The visitor of the website server say, I'm interested in creating a store. I have no idea how to do it so I find this website and I visit the Shopify. So let's have a browser here and this person here visits the Shopify website. Now they will see all the </text:span></text:span><text:span text:style-name="Source_20_Text"><text:span text:style-name="T19">offerings</text:span></text:span><text:span text:style-name="Source_20_Text"><text:span text:style-name="T1"> that Shopify has. Then they will </text:span></text:span><text:span text:style-name="Source_20_Text"><text:span text:style-name="T19">create an account</text:span></text:span><text:span text:style-name="Source_20_Text"><text:span text:style-name="T1"> like this. And now let's jump into the </text:span></text:span><text:span text:style-name="Source_20_Text"><text:span text:style-name="T19">creation of the store.</text:span></text:span><text:span text:style-name="Source_20_Text"><text:span text:style-name="T1"> So there has to be some sort of a </text:span></text:span><text:span text:style-name="Source_20_Text"><text:span text:style-name="T19">component which orchestrates</text:span></text:span><text:span text:style-name="Source_20_Text"><text:span text:style-name="T1"> the creation of such a store and in reality this is going to be a </text:span></text:span><text:span text:style-name="Source_20_Text"><text:span text:style-name="T19">lot of smaller components</text:span></text:span><text:span text:style-name="Source_20_Text"><text:span text:style-name="T1"> playing together. Let's call this the </text:span></text:span><text:span text:style-name="Source_20_Text"><text:span text:style-name="T19">store Orchestrator.</text:span></text:span><text:span text:style-name="Source_20_Text"><text:span text:style-name="T1"> This store orchestrator will play a big role in this automated creation. Imagine it like the </text:span></text:span><text:span text:style-name="Source_20_Text"><text:span text:style-name="T19">brain</text:span></text:span><text:span text:style-name="Source_20_Text"><text:span text:style-name="T1"> of Shopify. When you as a customer go there you want to create your own store. This </text:span></text:span><text:span text:style-name="Source_20_Text"><text:span text:style-name="T19">knows every step</text:span></text:span><text:span text:style-name="Source_20_Text"><text:span text:style-name="T1"> on how to get there what to create and what order to create it.</text:span></text:span></text:p>
      <text:p text:style-name="P1"><text:span text:style-name="Source_20_Text"><text:span text:style-name="T1"/></text:span></text:p>
      <text:p text:style-name="P1"><text:span text:style-name="Source_20_Text"><text:span text:style-name="T1">So the big question will be, </text:span></text:span><text:span text:style-name="Source_20_Text"><text:span text:style-name="T19">how</text:span></text:span><text:span text:style-name="Source_20_Text"><text:span text:style-name="T1"> do we implement this </text:span></text:span><text:span text:style-name="Source_20_Text"><text:span text:style-name="T19">automation</text:span></text:span><text:span text:style-name="Source_20_Text"><text:span text:style-name="T1"> and how do we achieve this </text:span></text:span><text:span text:style-name="Source_20_Text"><text:span text:style-name="T19">isolation</text:span></text:span><text:span text:style-name="Source_20_Text"><text:span text:style-name="T1"> that we talked about? What comes to my mind in such a case is </text:span></text:span><text:span text:style-name="Source_20_Text"><text:span text:style-name="T19">containerization</text:span></text:span><text:span text:style-name="Source_20_Text"><text:span text:style-name="T1"> or at least automatic creation of </text:span></text:span><text:span text:style-name="Source_20_Text"><text:span text:style-name="T19">virtual machines.</text:span></text:span><text:span text:style-name="Source_20_Text"><text:span text:style-name="T1"> So what we could do is we could </text:span></text:span><text:span text:style-name="Source_20_Text"><text:span text:style-name="T19">host</text:span></text:span><text:span text:style-name="Source_20_Text"><text:span text:style-name="T1"> each storefront, each back-end, each database with the customers, the products and the orders </text:span></text:span><text:span text:style-name="Source_20_Text"><text:span text:style-name="T19">in a virtual machine</text:span></text:span><text:span text:style-name="Source_20_Text"><text:span text:style-name="T1"> which is </text:span></text:span><text:span text:style-name="Source_20_Text"><text:span text:style-name="T19">containerized.</text:span></text:span><text:span text:style-name="Source_20_Text"><text:span text:style-name="T1"> So there is a docker container which has an </text:span></text:span><text:span text:style-name="Source_20_Text"><text:span text:style-name="T19">exact recipe</text:span></text:span><text:span text:style-name="Source_20_Text"><text:span text:style-name="T1"> so to say of </text:span></text:span><text:span text:style-name="Source_20_Text"><text:span text:style-name="T19">what to create and how to link</text:span></text:span><text:span text:style-name="Source_20_Text"><text:span text:style-name="T1"> it together. So there is something like a </text:span></text:span><text:span text:style-name="Source_20_Text"><text:span text:style-name="T19">template</text:span></text:span><text:span text:style-name="Source_20_Text"><text:span text:style-name="T1"> of a single store and every customer that goes to the website, the </text:span></text:span><text:span text:style-name="Source_20_Text"><text:span text:style-name="T19">Orchestrator will instantiate</text:span></text:span><text:span text:style-name="Source_20_Text"><text:span text:style-name="T1"> one of those containers and will </text:span></text:span><text:span text:style-name="Source_20_Text"><text:span text:style-name="T19">create all </text:span></text:span><text:soft-page-break/><text:span text:style-name="Source_20_Text"><text:span text:style-name="T19">the resources</text:span></text:span><text:span text:style-name="Source_20_Text"><text:span text:style-name="T1"> that are needed. so here, there is going to be an environment for customer one, we'll call it c1 and a very separate environment for customer 2. so each of those environments will have there </text:span></text:span><text:span text:style-name="Source_20_Text"><text:span text:style-name="T19">own back-end, own frontend maybe, own databases, own set of apis configured by API gateway.</text:span></text:span><text:span text:style-name="Source_20_Text"><text:span text:style-name="T1"> These environments are basically </text:span></text:span><text:span text:style-name="Source_20_Text"><text:span text:style-name="T19">isolated</text:span></text:span><text:span text:style-name="Source_20_Text"><text:span text:style-name="T1"> by nature. The only thing that they have in </text:span></text:span><text:span text:style-name="Source_20_Text"><text:span text:style-name="T19">common</text:span></text:span><text:span text:style-name="Source_20_Text"><text:span text:style-name="T1"> is that they talk to the same </text:span></text:span><text:span text:style-name="Source_20_Text"><text:span text:style-name="T19">store Orchestrator.</text:span></text:span><text:span text:style-name="Source_20_Text"><text:span text:style-name="T1"> now when the store Orchestrator wants to create a new environment for a new customer so let's call it CN (customer new) then there's going to be a template T and this is the template that contains all the resources, so say the ec2 machines, the databases, the gateways whatever the </text:span></text:span><text:span text:style-name="Source_20_Text"><text:span text:style-name="T19">proxy settings</text:span></text:span><text:span text:style-name="Source_20_Text"><text:span text:style-name="T1"> required, everything. And the store Orchestrator will create an instance with the same template for this new customer using the docker container.</text:span></text:span></text:p>
      <text:p text:style-name="P1"><text:span text:style-name="Source_20_Text"><text:span text:style-name="T1"/></text:span></text:p>
      <text:p text:style-name="P3"><text:span text:style-name="Source_20_Text"><text:span text:style-name="T5">Let's zoom into this </text:span></text:span><text:span text:style-name="Source_20_Text"><text:span text:style-name="T21">template</text:span></text:span><text:span text:style-name="Source_20_Text"><text:span text:style-name="T5"> here. This is the template for a brand new Shopify shop. Imagine like a </text:span></text:span><text:span text:style-name="Source_20_Text"><text:span text:style-name="T21">recipe.</text:span></text:span><text:span text:style-name="Source_20_Text"><text:span text:style-name="T5"> So the </text:span></text:span><text:span text:style-name="Source_20_Text"><text:span text:style-name="T21">store Orchestrator kicks it off</text:span></text:span><text:span text:style-name="Source_20_Text"><text:span text:style-name="T5"> and then it just executes </text:span></text:span><text:span text:style-name="Source_20_Text"><text:span text:style-name="T21">step by step</text:span></text:span><text:span text:style-name="Source_20_Text"><text:span text:style-name="T5"> as follows:</text:span></text:span></text:p>
      <text:p text:style-name="P3"><text:span text:style-name="Source_20_Text"><text:span text:style-name="T5">1. create an </text:span></text:span><text:span text:style-name="Source_20_Text"><text:span text:style-name="T21">ec2</text:span></text:span><text:span text:style-name="Source_20_Text"><text:span text:style-name="T5"> or whatever </text:span></text:span><text:span text:style-name="Source_20_Text"><text:span text:style-name="T21">virtual machine</text:span></text:span><text:span text:style-name="Source_20_Text"><text:span text:style-name="T5"> service, a instance with </text:span></text:span><text:span text:style-name="Source_20_Text"><text:span text:style-name="T21">certain properties</text:span></text:span><text:span text:style-name="Source_20_Text"><text:span text:style-name="T5"> such as certain cpu, certain memory and so on.</text:span></text:span></text:p>
      <text:p text:style-name="P3"><text:span text:style-name="Source_20_Text"><text:span text:style-name="T5">2. create a </text:span></text:span><text:span text:style-name="Source_20_Text"><text:span text:style-name="T21">data storage</text:span></text:span><text:span text:style-name="Source_20_Text"><text:span text:style-name="T5"> with a layer of creating relationships between </text:span></text:span><text:span text:style-name="Source_20_Text"><text:span text:style-name="T21">customers,</text:span></text:span><text:span text:style-name="Source_20_Text"><text:span text:style-name="T5"> </text:span></text:span><text:span text:style-name="Source_20_Text"><text:span text:style-name="T21">products</text:span></text:span><text:span text:style-name="Source_20_Text"><text:span text:style-name="T5"> and </text:span></text:span><text:span text:style-name="Source_20_Text"><text:span text:style-name="T21">orders</text:span></text:span><text:span text:style-name="Source_20_Text"><text:span text:style-name="T5">. may even </text:span></text:span><text:span text:style-name="Source_20_Text"><text:span text:style-name="T21">payment methods</text:span></text:span><text:span text:style-name="Source_20_Text"><text:span text:style-name="T5"> also. (With payment methods you could hold off for now and you could outsource it to a third party and you could only accept let's say PayPal if you want so that you don't need to deal with you know very high security and critical data sort of things.) Means creation of a database with multiple tables and it's going to be the same for every Shop. Because this is like a skeleton every shop will need at least in the beginning the same kind of storage layers.</text:span></text:span></text:p>
      <text:p text:style-name="P3"><text:span text:style-name="Source_20_Text"><text:span text:style-name="T5">3. to define an </text:span></text:span><text:span text:style-name="Source_20_Text"><text:span text:style-name="T21">API layer</text:span></text:span><text:span text:style-name="Source_20_Text"><text:span text:style-name="T5"> or an API gateway which will provide </text:span></text:span><text:span text:style-name="Source_20_Text"><text:span text:style-name="T21">all the APIs.</text:span></text:span><text:span text:style-name="Source_20_Text"><text:span text:style-name="T5"> The nice part here is, these APIs can be </text:span></text:span><text:span text:style-name="Source_20_Text"><text:span text:style-name="T21">public.</text:span></text:span><text:span text:style-name="Source_20_Text"><text:span text:style-name="T5"> So you can use your </text:span></text:span><text:span text:style-name="Source_20_Text"><text:span text:style-name="T21">own storefront.</text:span></text:span><text:span text:style-name="Source_20_Text"><text:span text:style-name="T5"> If you're a bigger company or if you have a storefront already and you're not interested in this storefront creation that Shopify gives you, you can talk with your own store through these set of api's.</text:span></text:span></text:p>
      <text:p text:style-name="P3"><text:span text:style-name="Source_20_Text"><text:span text:style-name="T5">4. Now the thing which we have not talked yet is the </text:span></text:span><text:span text:style-name="Source_20_Text"><text:span text:style-name="T21">Shopify infrastructure</text:span></text:span><text:span text:style-name="Source_20_Text"><text:span text:style-name="T5"> that they need for their </text:span></text:span><text:span text:style-name="Source_20_Text"><text:span text:style-name="T21">own customers.</text:span></text:span><text:span text:style-name="Source_20_Text"><text:span text:style-name="T5"> So of course Shopify itself will also need a </text:span></text:span><text:span text:style-name="Source_20_Text"><text:span text:style-name="T21">control layer</text:span></text:span><text:span text:style-name="Source_20_Text"><text:span text:style-name="T5"> and there could be a </text:span></text:span><text:span text:style-name="Source_20_Text"><text:span text:style-name="T21">storage layer</text:span></text:span><text:span text:style-name="Source_20_Text"><text:span text:style-name="T5"> which has the Shopify customers and maybe their </text:span></text:span><text:span text:style-name="Source_20_Text"><text:span text:style-name="T21">subscription</text:span></text:span><text:span text:style-name="Source_20_Text"><text:span text:style-name="T5"> because this is I think at least a subscription-based system. So you can have a </text:span></text:span><text:span text:style-name="Source_20_Text"><text:span text:style-name="T21">subscription table</text:span></text:span><text:span text:style-name="Source_20_Text"><text:span text:style-name="T5"> here and there could also be things like </text:span></text:span><text:span text:style-name="Source_20_Text"><text:span text:style-name="T21">themes</text:span></text:span><text:span text:style-name="Source_20_Text"><text:span text:style-name="T5"> and </text:span></text:span><text:span text:style-name="Source_20_Text"><text:span text:style-name="T21">more front-end related things.</text:span></text:span><text:span text:style-name="Source_20_Text"><text:span text:style-name="T5"> This all is going to be in </text:span></text:span><text:span text:style-name="Source_20_Text"><text:span text:style-name="T21">own Shopify storage.</text:span></text:span><text:span text:style-name="Source_20_Text"><text:span text:style-name="T5"> So in this step Shopify will put an entry for this </text:span></text:span><text:span text:style-name="Source_20_Text"><text:span text:style-name="T21">new customer in its own storage</text:span></text:span><text:span text:style-name="Source_20_Text"><text:span text:style-name="T5"> in all the required tables.</text:span></text:span></text:p>
      <text:p text:style-name="P1"><text:span text:style-name="Source_20_Text"><text:span text:style-name="T1"/></text:span></text:p>
      <text:p text:style-name="P6"><text:span text:style-name="Source_20_Text"><text:span text:style-name="T13">So we can have </text:span></text:span><text:span text:style-name="Source_20_Text"><text:span text:style-name="T24">two types of systems</text:span></text:span><text:span text:style-name="Source_20_Text"><text:span text:style-name="T13">, one is where </text:span></text:span><text:span text:style-name="Source_20_Text"><text:span text:style-name="T1">every shop </text:span></text:span><text:span text:style-name="Source_20_Text"><text:span text:style-name="T13">ha</text:span></text:span><text:span text:style-name="Source_20_Text"><text:span text:style-name="T1">s its own box its own component its own container </text:span></text:span><text:span text:style-name="Source_20_Text"><text:span text:style-name="T14">and the other is where</text:span></text:span><text:span text:style-name="Source_20_Text"><text:span text:style-name="T1"> you have a database with a few tables where there is like one big one big customer table and every shop owner would just own a few rows in this table. So compared to </text:span></text:span><text:span text:style-name="Source_20_Text"><text:span text:style-name="T14">the first one, </text:span></text:span><text:span text:style-name="Source_20_Text"><text:span text:style-name="T1">there's a lot less isolation </text:span></text:span><text:span text:style-name="Source_20_Text"><text:span text:style-name="T14">in this design</text:span></text:span><text:span text:style-name="Source_20_Text"><text:span text:style-name="T1">. </text:span></text:span><text:span text:style-name="Source_20_Text"><text:span text:style-name="T6">Let’s discuss the </text:span></text:span><text:span text:style-name="Source_20_Text"><text:span text:style-name="T25">a</text:span></text:span><text:span text:style-name="Source_20_Text"><text:span text:style-name="T19">dvantages and disadvantages</text:span></text:span><text:span text:style-name="Source_20_Text"><text:span text:style-name="T1"> of th</text:span></text:span><text:span text:style-name="Source_20_Text"><text:span text:style-name="T14">e first system as compared to the second one:</text:span></text:span></text:p>
      <text:p text:style-name="P1"><text:span text:style-name="Source_20_Text"><text:span text:style-name="T1"/></text:span></text:p>
      <text:p text:style-name="P4"><text:span text:style-name="Source_20_Text"><text:span text:style-name="T22">Advantages of this design:</text:span></text:span></text:p>
      <text:p text:style-name="P4"><text:span text:style-name="Source_20_Text"><text:span text:style-name="T7">1. </text:span></text:span><text:span text:style-name="Source_20_Text"><text:span text:style-name="T8">I</text:span></text:span><text:span text:style-name="Source_20_Text"><text:span text:style-name="T1">solation: In your first set up, you have your own database your own application layer your own virtual machines and potentially you could even </text:span></text:span><text:span text:style-name="Source_20_Text"><text:span text:style-name="T19">host</text:span></text:span><text:span text:style-name="Source_20_Text"><text:span text:style-name="T1"> those components </text:span></text:span><text:span text:style-name="Source_20_Text"><text:span text:style-name="T19">on your own premise.</text:span></text:span><text:span text:style-name="Source_20_Text"><text:span text:style-name="T1"> But if you just create a few tables where all the Shopify customers would share same tables with products and orders you couldn't just extract one of those customers and then put it somewhere else.</text:span></text:span></text:p>
      <text:p text:style-name="P1"><text:span text:style-name="Source_20_Text"><text:span text:style-name="T9">2. R</text:span></text:span><text:span text:style-name="Source_20_Text"><text:span text:style-name="T1">esiliency: This design also gives you a system which is not dependent on a </text:span></text:span><text:span text:style-name="Source_20_Text"><text:span text:style-name="T19">single point of failure.</text:span></text:span><text:span text:style-name="Source_20_Text"><text:span text:style-name="T1"> so if all the Shopify customers and their online shops would share the same storage layer and <text:s/>maybe the same infrastructure components, you will have a single point of failure. If Shopify's down so to say then you know everything is down.</text:span></text:span></text:p>
      <text:p text:style-name="P5"><text:span text:style-name="Source_20_Text"><text:span text:style-name="T23">Disa</text:span></text:span><text:span text:style-name="Source_20_Text"><text:span text:style-name="T22">dvantages of this design:</text:span></text:span></text:p>
      <text:p text:style-name="P5"><text:span text:style-name="Source_20_Text"><text:span text:style-name="T10">1. M</text:span></text:span><text:span text:style-name="Source_20_Text"><text:span text:style-name="T1">aintenance: Because everything is hosted as its own box there's a certain maintenance overhead. Now let's make an example if you create a hundred or a thousand of those customers stores along this template and then you realize you would want to </text:span></text:span><text:span text:style-name="Source_20_Text"><text:span text:style-name="T19">change</text:span></text:span><text:span text:style-name="Source_20_Text"><text:span text:style-name="T1"> something in the </text:span></text:span><text:span text:style-name="Source_20_Text"><text:span text:style-name="T19">database schema</text:span></text:span><text:span text:style-name="Source_20_Text"><text:span text:style-name="T1"> in the template and you want every customers store to follow this new schema, then you will have to migrate every instance of these of your customers. so now all your 1,000 stores with your 1,000 databases will need to be migrate to a new schema. and that's of course that makes it a bit more inflexible and it creates a bigger </text:span></text:span><text:span text:style-name="Source_20_Text"><text:span text:style-name="T19">maintenance overhead</text:span></text:span><text:span text:style-name="Source_20_Text"><text:span text:style-name="T1"> for Shopify and for the company managing and hosting the office.</text:span></text:span></text:p>
      <text:p text:style-name="P1"><text:span text:style-name="Source_20_Text"><text:span text:style-name="T11">2. Cost: </text:span></text:span><text:span text:style-name="Source_20_Text"><text:span text:style-name="T12">B</text:span></text:span><text:span text:style-name="Source_20_Text"><text:span text:style-name="T1">ecause everything is its </text:span></text:span><text:span text:style-name="Source_20_Text"><text:span text:style-name="T19">own box</text:span></text:span><text:span text:style-name="Source_20_Text"><text:span text:style-name="T1"> and it has to be hosted by itself there is going to be a cost overhead compared to a system where you have a few tables and a few database tables and a few application layers.</text:span></text:span></text:p>
      <text:p text:style-name="P1"><text:span text:style-name="Source_20_Text"><text:span text:style-name="T1"/></text:span></text:p>
      <text:p text:style-name="P7"><text:span text:style-name="Source_20_Text"><text:span text:style-name="T19">Let's </text:span></text:span><text:span text:style-name="Source_20_Text"><text:span text:style-name="T26">deep dive into the design:</text:span></text:span></text:p>
      <text:p text:style-name="P7"><text:span text:style-name="Source_20_Text"><text:span text:style-name="T19">Store Orchestrator:</text:span></text:span><text:span text:style-name="Source_20_Text"><text:span text:style-name="T1"> This is the </text:span></text:span><text:span text:style-name="Source_20_Text"><text:span text:style-name="T19">brain</text:span></text:span><text:span text:style-name="Source_20_Text"><text:span text:style-name="T1"> </text:span></text:span><text:span text:style-name="Source_20_Text"><text:span text:style-name="T15">of the Shopify. </text:span></text:span><text:span text:style-name="Source_20_Text"><text:span text:style-name="T16">Suppose a customer</text:span></text:span><text:span text:style-name="Source_20_Text"><text:span text:style-name="T1"> triggers the creation of a store. </text:span></text:span><text:span text:style-name="Source_20_Text"><text:span text:style-name="T17">T</text:span></text:span><text:span text:style-name="Source_20_Text"><text:span text:style-name="T1">here's a </text:span></text:span><text:span text:style-name="Source_20_Text"><text:span text:style-name="T19">create REST API.</text:span></text:span><text:span text:style-name="Source_20_Text"><text:span text:style-name="T1"> If the customer has been authenticated after </text:span></text:span><text:span text:style-name="Source_20_Text"><text:span text:style-name="T19">purchasing the subscription</text:span></text:span><text:span text:style-name="Source_20_Text"><text:span text:style-name="T1">, there is a </text:span></text:span><text:span text:style-name="Source_20_Text"><text:span text:style-name="T19">create command</text:span></text:span><text:span text:style-name="Source_20_Text"><text:span text:style-name="T1"> and the orchestrator now kicks off its </text:span></text:span><text:span text:style-name="Source_20_Text"><text:span text:style-name="T19">big machine</text:span></text:span><text:span text:style-name="Source_20_Text"><text:span text:style-name="T1"> and starts creating all the components of the new box or the new system for the new customer. We will use green color to draw this customer's components. So it will create this </text:span></text:span><text:span text:style-name="Source_20_Text"><text:span text:style-name="T19">box with all the resources</text:span></text:span><text:span text:style-name="Source_20_Text"><text:span text:style-name="T1"> which our customer C1 receive. so there is going to be a computation layer or an </text:span></text:span><text:span text:style-name="Source_20_Text"><text:span text:style-name="T19">application layer</text:span></text:span><text:span text:style-name="Source_20_Text"><text:span text:style-name="T1"> and a </text:span></text:span><text:span text:style-name="Source_20_Text"><text:span text:style-name="T19">database.</text:span></text:span><text:span text:style-name="Source_20_Text"><text:span text:style-name="T1"> there's going to be a </text:span></text:span><text:span text:style-name="Source_20_Text"><text:span text:style-name="T19">set of api's</text:span></text:span><text:span text:style-name="Source_20_Text"><text:span text:style-name="T1"> and you may offer a lot of interesting feature as the company in Shopify. you could allow the customer to </text:span></text:span><text:span text:style-name="Source_20_Text"><text:span text:style-name="T19">customize</text:span></text:span><text:span text:style-name="Source_20_Text"><text:span text:style-name="T1"> this set of api's and to introduce you may say </text:span></text:span><text:span text:style-name="Source_20_Text"><text:span text:style-name="T19">additional authentication</text:span></text:span><text:span text:style-name="Source_20_Text"><text:span text:style-name="T1"> methods and to introduce </text:span></text:span><text:span text:style-name="Source_20_Text"><text:span text:style-name="T19">roles and permissions.</text:span></text:span><text:span text:style-name="Source_20_Text"><text:span text:style-name="T1"> so I could imagine that </text:span></text:span><text:span text:style-name="Source_20_Text"><text:span text:style-name="T19">you have one account</text:span></text:span><text:span text:style-name="Source_20_Text"><text:span text:style-name="T1"> with Shopify and your store has </text:span></text:span><text:span text:style-name="Source_20_Text"><text:span text:style-name="T19">multiple internal accounts</text:span></text:span><text:span text:style-name="Source_20_Text"><text:span text:style-name="T1"> </text:span></text:span><text:soft-page-break/><text:span text:style-name="Source_20_Text"><text:span text:style-name="T1">where only the store owner can now change the resources and add products but multiple associated accounts can </text:span></text:span><text:span text:style-name="Source_20_Text"><text:span text:style-name="T19">only</text:span></text:span><text:span text:style-name="Source_20_Text"><text:span text:style-name="T1"> use </text:span></text:span><text:span text:style-name="Source_20_Text"><text:span text:style-name="T19">certain api's</text:span></text:span><text:span text:style-name="Source_20_Text"><text:span text:style-name="T1"> to read the shop's store so they could you know look at the orders so they could pack it up and ship them. so there's </text:span></text:span><text:span text:style-name="Source_20_Text"><text:span text:style-name="T19">a lot</text:span></text:span><text:span text:style-name="Source_20_Text"><text:span text:style-name="T1"> we can do here. Now let's assume that </text:span></text:span><text:span text:style-name="Source_20_Text"><text:span text:style-name="T19">customer one</text:span></text:span><text:span text:style-name="Source_20_Text"><text:span text:style-name="T1"> is interested in the </text:span></text:span><text:span text:style-name="Source_20_Text"><text:span text:style-name="T19">backend</text:span></text:span><text:span text:style-name="Source_20_Text"><text:span text:style-name="T1"> and also in the store </text:span></text:span><text:span text:style-name="Source_20_Text"><text:span text:style-name="T19">front-end.</text:span></text:span><text:span text:style-name="Source_20_Text"><text:span text:style-name="T1"> The customer does not want to work with HTML and CSS so they will use all the kind of </text:span></text:span><text:span text:style-name="Source_20_Text"><text:span text:style-name="T19">content management systems</text:span></text:span><text:span text:style-name="Source_20_Text"><text:span text:style-name="T1"> that Shopify offers. </text:span></text:span><text:span text:style-name="Source_20_Text"><text:span text:style-name="T18">Means</text:span></text:span><text:span text:style-name="Source_20_Text"><text:span text:style-name="T1"> let's assume that the store Orchestrator can also create a template like a </text:span></text:span><text:span text:style-name="Source_20_Text"><text:span text:style-name="T19">wordpress template,</text:span></text:span><text:span text:style-name="Source_20_Text"><text:span text:style-name="T1"> or a </text:span></text:span><text:span text:style-name="Source_20_Text"><text:span text:style-name="T19">template with HTML, CSS, Javascript</text:span></text:span><text:span text:style-name="Source_20_Text"><text:span text:style-name="T1"> with a skeleton storefront. Let's draw this here so when the create command comes in, it will create this as a one-time action here. this storefront is going to be </text:span></text:span><text:span text:style-name="Source_20_Text"><text:span text:style-name="T19">wired</text:span></text:span><text:span text:style-name="Source_20_Text"><text:span text:style-name="T1"> up to exactly this set of API here </text:span></text:span><text:span text:style-name="Source_20_Text"><text:span text:style-name="T19">through the Javascript</text:span></text:span><text:span text:style-name="Source_20_Text"><text:span text:style-name="T1"> (angular, react or anything) of the front-end. This is how the store front-end will talk to the APIs. Now you can already see that this is going to be its </text:span></text:span><text:span text:style-name="Source_20_Text"><text:span text:style-name="T19">own stack</text:span></text:span><text:span text:style-name="Source_20_Text"><text:span text:style-name="T1"> which is to a certain degree </text:span></text:span><text:span text:style-name="Source_20_Text"><text:span text:style-name="T19">uncoupled</text:span></text:span><text:span text:style-name="Source_20_Text"><text:span text:style-name="T1"> from the Shopify's resource stack. so the creation now is mostly done. But there can be a lot of detail we can dive into such as </text:span></text:span><text:span text:style-name="Source_20_Text"><text:span text:style-name="T19">logging</text:span></text:span><text:span text:style-name="Source_20_Text"><text:span text:style-name="T1"> mechanisms, </text:span></text:span><text:span text:style-name="Source_20_Text"><text:span text:style-name="T19">payment</text:span></text:span><text:span text:style-name="Source_20_Text"><text:span text:style-name="T1"> methods (that whether we are going to use the a third-party service or what), etc.</text:span></text:span></text:p>
      <text:p text:style-name="P1"><text:span text:style-name="Source_20_Text"><text:span text:style-name="T1"/></text:span></text:p>
      <text:p text:style-name="P1"><text:span text:style-name="Source_20_Text"><text:span text:style-name="T1">Now what we need to talk about now is how the </text:span></text:span><text:span text:style-name="Source_20_Text"><text:span text:style-name="T19">traffic comes</text:span></text:span><text:span text:style-name="Source_20_Text"><text:span text:style-name="T1"> into the system and how it hits your </text:span></text:span><text:span text:style-name="Source_20_Text"><text:span text:style-name="T19">front end.</text:span></text:span><text:span text:style-name="Source_20_Text"><text:span text:style-name="T1"> And there can be a couple of options here but let's talk about one where Shopify has its </text:span></text:span><text:span text:style-name="Source_20_Text"><text:span text:style-name="T19">own proxy layer</text:span></text:span><text:span text:style-name="Source_20_Text"><text:span text:style-name="T1"> which will take all the requests and forward it to your system here. so I'm gonna take this blue color. Blue will be components that are owned by Shopify and let's draw a big proxy layer here and what we haven't talked about so far is the DNS and domain level. so when you create one of those stores they will also create </text:span></text:span><text:span text:style-name="Source_20_Text"><text:span text:style-name="T19">DNS settings</text:span></text:span><text:span text:style-name="Source_20_Text"><text:span text:style-name="T1"> for you. You </text:span></text:span><text:span text:style-name="Source_20_Text"><text:span text:style-name="T19">choose and you pay</text:span></text:span><text:span text:style-name="Source_20_Text"><text:span text:style-name="T1"> for a top-level domain so let's say this Orchestrator also takes care of that and it also </text:span></text:span><text:span text:style-name="Source_20_Text"><text:span text:style-name="T19">creates</text:span></text:span><text:span text:style-name="Source_20_Text"><text:span text:style-name="T1"> a domain and it will </text:span></text:span><text:span text:style-name="Source_20_Text"><text:span text:style-name="T19">populate</text:span></text:span><text:span text:style-name="Source_20_Text"><text:span text:style-name="T1"> the DNS with this new domain and they will </text:span></text:span><text:span text:style-name="Source_20_Text"><text:span text:style-name="T19">point</text:span></text:span><text:span text:style-name="Source_20_Text"><text:span text:style-name="T1"> it to this proxy layer. This </text:span></text:span><text:span text:style-name="Source_20_Text"><text:span text:style-name="T19">proxy layer</text:span></text:span><text:span text:style-name="Source_20_Text"><text:span text:style-name="T1"> will take this request and this proxy layer will exactly know how to forward it to your </text:span></text:span><text:span text:style-name="Source_20_Text"><text:span text:style-name="T19">front end.</text:span></text:span><text:span text:style-name="Source_20_Text"><text:span text:style-name="T1"> Of course you will notice that this proxy layer here is actually a component that is owned by Shopify. So if this thing is not working this is a bit of a </text:span></text:span><text:span text:style-name="Source_20_Text"><text:span text:style-name="T19">single point of failure</text:span></text:span><text:span text:style-name="Source_20_Text"><text:span text:style-name="T1"> but it also gives you a couple of </text:span></text:span><text:span text:style-name="Source_20_Text"><text:span text:style-name="T19">advantages.</text:span></text:span><text:span text:style-name="Source_20_Text"><text:span text:style-name="T1"> This proxy layer here can be used to protect all the shop front-ends and backends from things like you know DDoS attacks. You could also think of the proxy layer being created by the store Orchestrator as part of </text:span></text:span><text:span text:style-name="Source_20_Text"><text:span text:style-name="T19">every customers</text:span></text:span><text:span text:style-name="Source_20_Text"><text:span text:style-name="T1"> shop right so you would have another green box up here which replaces this blue box but again it introduces more and more maintenance overhead because then every customer will have its own proxy but it's </text:span></text:span><text:span text:style-name="Source_20_Text"><text:span text:style-name="T19">also thinkable.</text:span></text:span></text:p>
      <text:p text:style-name="P1"><text:span text:style-name="Source_20_Text"><text:span text:style-name="T1"/></text:span></text:p>
      <text:p text:style-name="P1"><text:span text:style-name="Source_20_Text"><text:span text:style-name="T1">No we talked about the customer one above. Now let's grab the different color this is going to be red for customer 2. Suppose </text:span></text:span><text:span text:style-name="Source_20_Text"><text:span text:style-name="T19">customer 2</text:span></text:span><text:span text:style-name="Source_20_Text"><text:span text:style-name="T1"> creates a different kind of account, an account where customer is </text:span></text:span><text:span text:style-name="Source_20_Text"><text:span text:style-name="T19">only</text:span></text:span><text:span text:style-name="Source_20_Text"><text:span text:style-name="T1"> interested in the </text:span></text:span><text:span text:style-name="Source_20_Text"><text:span text:style-name="T19">backend.</text:span></text:span><text:span text:style-name="Source_20_Text"><text:span text:style-name="T1"> So the store orchestrator will create based on this template the very same skeleton of all the resources. There's going to be an </text:span></text:span><text:span text:style-name="Source_20_Text"><text:span text:style-name="T19">ec2</text:span></text:span><text:span text:style-name="Source_20_Text"><text:span text:style-name="T1"> instance and the </text:span></text:span><text:span text:style-name="Source_20_Text"><text:span text:style-name="T19">database</text:span></text:span><text:span text:style-name="Source_20_Text"><text:span text:style-name="T1"> and the </text:span></text:span><text:span text:style-name="Source_20_Text"><text:span text:style-name="T19">set of api's.</text:span></text:span><text:span text:style-name="Source_20_Text"><text:span text:style-name="T1"> But this customer 2 has it's very </text:span></text:span><text:span text:style-name="Source_20_Text"><text:span text:style-name="T19">own frontend</text:span></text:span><text:span text:style-name="Source_20_Text"><text:span text:style-name="T1"> (dynamic or static or whatever) and wherever this is hosted (doesn't have to be owned by or hosted by Shopify at all), it is thinkable that this customer here would </text:span></text:span><text:span text:style-name="Source_20_Text"><text:span text:style-name="T19">not use the proxy</text:span></text:span><text:span text:style-name="Source_20_Text"><text:span text:style-name="T1"> that is owned by Shopify so they could talk </text:span></text:span><text:span text:style-name="Source_20_Text"><text:span text:style-name="T19">directly with these api's</text:span></text:span><text:span text:style-name="Source_20_Text"><text:span text:style-name="T1"> here or will have some </text:span></text:span><text:span text:style-name="Source_20_Text"><text:span text:style-name="T19">different proxy settings.</text:span></text:span><text:span text:style-name="Source_20_Text"><text:span text:style-name="T1"> It's also thinkable that the Shopify will decide to </text:span></text:span><text:span text:style-name="Source_20_Text"><text:span text:style-name="T19">always</text:span></text:span><text:span text:style-name="Source_20_Text"><text:span text:style-name="T1"> go through his proxy layer for securing the APIs of this customer 2. So </text:span></text:span><text:span text:style-name="Source_20_Text"><text:span text:style-name="T19">multiple options</text:span></text:span><text:span text:style-name="Source_20_Text"><text:span text:style-name="T1"> here and this architecture gives us a very </text:span></text:span><text:span text:style-name="Source_20_Text"><text:span text:style-name="T19">nice flexibility</text:span></text:span><text:span text:style-name="Source_20_Text"><text:span text:style-name="T1"> of having this backend uncoupled from the content layer because the content layer can change a lot. So let's say the store Orchestrator or the store management system will then just inject different HTML and different CSS based on all the themes that Shopify offers. So you as the customer go to the </text:span></text:span><text:span text:style-name="Source_20_Text"><text:span text:style-name="T19">admin UI</text:span></text:span><text:span text:style-name="Source_20_Text"><text:span text:style-name="T1"> and you would want to </text:span></text:span><text:span text:style-name="Source_20_Text"><text:span text:style-name="T19">change a theme</text:span></text:span><text:span text:style-name="Source_20_Text"><text:span text:style-name="T1"> so a completely new set of HTML and CSS is gonna be injected into this front-end here </text:span></text:span><text:span text:style-name="Source_20_Text"><text:span text:style-name="T19">but the backend</text:span></text:span><text:span text:style-name="Source_20_Text"><text:span text:style-name="T1"> with all the components and data is not going to be touched at all.</text:span></text:span></text:p>
      <text:p text:style-name="P1"><text:span text:style-name="Source_20_Text"><text:span text:style-name="T1"/></text:span></text:p>
      <text:p text:style-name="P1"><text:span text:style-name="Source_20_Text"><text:span text:style-name="T19">payment methods:</text:span></text:span><text:span text:style-name="Source_20_Text"><text:span text:style-name="T1"> you could build this into </text:span></text:span><text:span text:style-name="Source_20_Text"><text:span text:style-name="T19">your own</text:span></text:span><text:span text:style-name="Source_20_Text"><text:span text:style-name="T1"> application of course. you could also let's say use payment's methods which is </text:span></text:span><text:span text:style-name="Source_20_Text"><text:span text:style-name="T19">owned by Shopify</text:span></text:span><text:span text:style-name="Source_20_Text"><text:span text:style-name="T1"> and they own internally all the payment methods and all the payment management for all the shop owners because maybe you don't want to put that into every single customer's box or environment here. You could also just rely on third-party like you know paypal or Amazon pay.</text:span></text:span></text:p>
      <text:p text:style-name="P1"><text:span text:style-name="Source_20_Text"><text:span text:style-name="T1"/></text:span></text:p>
      <text:p text:style-name="P1"><text:span text:style-name="Source_20_Text"><text:span text:style-name="T19">Plugins: </text:span></text:span><text:span text:style-name="Source_20_Text"><text:span text:style-name="T1">We haven't talked about plugins yet and plugins is an interesting topic. You could interpret it this way that because every customer's box is its own little world and its own little environment, a plugin could just be a </text:span></text:span><text:span text:style-name="Source_20_Text"><text:span text:style-name="T19">another lambda</text:span></text:span><text:span text:style-name="Source_20_Text"><text:span text:style-name="T1"> running here in the system which offers a </text:span></text:span><text:span text:style-name="Source_20_Text"><text:span text:style-name="T19">different set of API</text:span></text:span><text:span text:style-name="Source_20_Text"><text:span text:style-name="T1">, </text:span></text:span><text:span text:style-name="Source_20_Text"><text:span text:style-name="T19">some more functionality</text:span></text:span><text:span text:style-name="Source_20_Text"><text:span text:style-name="T1">, etc. So let's say a regular shop of customer one would only offer a product database with products you can buy in bulk or in a single product but there could be a subscription plugin and there's going to be an </text:span></text:span><text:span text:style-name="Source_20_Text"><text:span text:style-name="T19">application inside of the store Orchestrator</text:span></text:span><text:span text:style-name="Source_20_Text"><text:span text:style-name="T1"> which will </text:span></text:span><text:span text:style-name="Source_20_Text"><text:span text:style-name="T19">add this plugin</text:span></text:span><text:span text:style-name="Source_20_Text"><text:span text:style-name="T1"> to the customer environment. This plugin may enable the customer to use for example a workflow engine which will allow customer one to do lot more things. Because everything is a cloud native and </text:span></text:span><text:span text:style-name="Source_20_Text"><text:span text:style-name="T19">isolated</text:span></text:span><text:span text:style-name="Source_20_Text"><text:span text:style-name="T1"> from each other, it can be implemented really nicely and the customers will pay </text:span></text:span><text:span text:style-name="Source_20_Text"><text:span text:style-name="T19">additional fee</text:span></text:span><text:span text:style-name="Source_20_Text"><text:span text:style-name="T1"> for those plugins.</text:span></text:span></text:p>
      <text:p text:style-name="P1"><text:span text:style-name="Source_20_Text"><text:span text:style-name="T1"/></text:span></text:p>
      <text:p text:style-name="P1"><text:span text:style-name="Source_20_Text"><text:span text:style-name="T1">Let's talk about the </text:span></text:span><text:span text:style-name="Source_20_Text"><text:span text:style-name="T19">operational aspects</text:span></text:span><text:span text:style-name="Source_20_Text"><text:span text:style-name="T1"> of this so we have a </text:span></text:span><text:span text:style-name="Source_20_Text"><text:span text:style-name="T19">lot of creation,</text:span></text:span><text:span text:style-name="Source_20_Text"><text:span text:style-name="T1"> a </text:span></text:span><text:span text:style-name="Source_20_Text"><text:span text:style-name="T19">lot of steps</text:span></text:span><text:span text:style-name="Source_20_Text"><text:span text:style-name="T1"> which go into the creation of all of this but Shopify as a company </text:span></text:span><text:span text:style-name="Source_20_Text"><text:span text:style-name="T19">needs to make sure</text:span></text:span><text:span text:style-name="Source_20_Text"><text:span text:style-name="T1"> that this is all </text:span></text:span><text:span text:style-name="Source_20_Text"><text:span text:style-name="T19">maintainable</text:span></text:span><text:span text:style-name="Source_20_Text"><text:span text:style-name="T1"> and it's </text:span></text:span><text:span text:style-name="Source_20_Text"><text:span text:style-name="T19">running smoothly.</text:span></text:span><text:span text:style-name="Source_20_Text"><text:span text:style-name="T1"> So one thing that you need in a system of this size for sure are a lot of </text:span></text:span><text:span text:style-name="Source_20_Text"><text:span text:style-name="T19">metrics</text:span></text:span><text:span text:style-name="Source_20_Text"><text:span text:style-name="T1"> and </text:span></text:span><text:span text:style-name="Source_20_Text"><text:span text:style-name="T19">automated alarms</text:span></text:span><text:span text:style-name="Source_20_Text"><text:span text:style-name="T1"> and the </text:span></text:span><text:span text:style-name="Source_20_Text"><text:span text:style-name="T19">health checks.</text:span></text:span><text:span text:style-name="Source_20_Text"><text:span text:style-name="T1"> Basically, you want to know if every single environment of your customer stores is </text:span></text:span><text:span text:style-name="Source_20_Text"><text:span text:style-name="T19">alive</text:span></text:span><text:span text:style-name="Source_20_Text"><text:span text:style-name="T1">, can be </text:span></text:span><text:span text:style-name="Source_20_Text"><text:span text:style-name="T19">reached</text:span></text:span><text:span text:style-name="Source_20_Text"><text:span text:style-name="T1"> and </text:span></text:span><text:span text:style-name="Source_20_Text"><text:span text:style-name="T19">works as intended.</text:span></text:span></text:p>
      <text:p text:style-name="P1"><text:soft-page-break/><text:span text:style-name="Source_20_Text"><text:span text:style-name="T1">so for sure, there will be a </text:span></text:span><text:span text:style-name="Source_20_Text"><text:span text:style-name="T19">component of every</text:span></text:span><text:span text:style-name="Source_20_Text"><text:span text:style-name="T1"> template, every </text:span></text:span><text:span text:style-name="Source_20_Text"><text:span text:style-name="T19">shop</text:span></text:span><text:span text:style-name="Source_20_Text"><text:span text:style-name="T1"> which is completely separate from the other store components which will only do the health checks. Let's call it </text:span></text:span><text:span text:style-name="Source_20_Text"><text:span text:style-name="T19">health checker.</text:span></text:span><text:span text:style-name="Source_20_Text"><text:span text:style-name="T1"> this health checker component could be a </text:span></text:span><text:span text:style-name="Source_20_Text"><text:span text:style-name="T19">lambda</text:span></text:span><text:span text:style-name="Source_20_Text"><text:span text:style-name="T1"> for example. this could also be something like a </text:span></text:span><text:span text:style-name="Source_20_Text"><text:span text:style-name="T19">cron job</text:span></text:span><text:span text:style-name="Source_20_Text"><text:span text:style-name="T1"> running on a certain schedule. Let's say this is a lambda which </text:span></text:span><text:span text:style-name="Source_20_Text"><text:span text:style-name="T19">runs after every few seconds</text:span></text:span><text:span text:style-name="Source_20_Text"><text:span text:style-name="T1"> and this thing here will report the </text:span></text:span><text:span text:style-name="Source_20_Text"><text:span text:style-name="T19">healthiness</text:span></text:span><text:span text:style-name="Source_20_Text"><text:span text:style-name="T1"> of this environment of customer 1 to a Shopify system. so there's going to be a module here which is our </text:span></text:span><text:span text:style-name="Source_20_Text"><text:span text:style-name="T19">"monitor and alarm" component</text:span></text:span><text:span text:style-name="Source_20_Text"><text:span text:style-name="T1"> and this will also </text:span></text:span><text:span text:style-name="Source_20_Text"><text:span text:style-name="T19">offer an API.</text:span></text:span><text:span text:style-name="Source_20_Text"><text:span text:style-name="T1"> so the health checker here is sending a </text:span></text:span><text:span text:style-name="Source_20_Text"><text:span text:style-name="T19">heartbeat</text:span></text:span><text:span text:style-name="Source_20_Text"><text:span text:style-name="T1"> on a regular interval of let's say </text:span></text:span><text:span text:style-name="Source_20_Text"><text:span text:style-name="T19">every 5 seconds</text:span></text:span><text:span text:style-name="Source_20_Text"><text:span text:style-name="T1"> to this monitoring component. And apart from this, </text:span></text:span><text:span text:style-name="Source_20_Text"><text:span text:style-name="T19">what exactly this health checker component will check.</text:span></text:span><text:span text:style-name="Source_20_Text"><text:span text:style-name="T1"> It could check that whether all the APIs is </text:span></text:span><text:span text:style-name="Source_20_Text"><text:span text:style-name="T19">reachable</text:span></text:span><text:span text:style-name="Source_20_Text"><text:span text:style-name="T1"> or not. It could ping the API, it could measure the </text:span></text:span><text:span text:style-name="Source_20_Text"><text:span text:style-name="T19">latency</text:span></text:span><text:span text:style-name="Source_20_Text"><text:span text:style-name="T1"> of each of the API. Of course the api's themselves will also have latency metrics on them to measure how long does it take to make an order, how long does it take to retrieve the order history of a customer, etc. So this component will know about their own little health checks, </text:span></text:span><text:span text:style-name="Source_20_Text"><text:span text:style-name="T19">exception</text:span></text:span><text:span text:style-name="Source_20_Text"><text:span text:style-name="T1"> count and the metrics in the latency and the health checker can </text:span></text:span><text:span text:style-name="Source_20_Text"><text:span text:style-name="T19">send these infos</text:span></text:span><text:span text:style-name="Source_20_Text"><text:span text:style-name="T1"> to the "monitoring and alarm" component. Maybe </text:span></text:span><text:span text:style-name="Source_20_Text"><text:span text:style-name="T19">even the logs could</text:span></text:span><text:span text:style-name="Source_20_Text"><text:span text:style-name="T1"> go to this monitoring portal or maybe you want to keep the logs separate so that the customers can retrieve their own logs isolating their own system. it could also be some legal requirement and but at least the health checks would run into the "monitoring and alarm" component that is owned by Shopify. So if </text:span></text:span><text:span text:style-name="Source_20_Text"><text:span text:style-name="T19">any data corruption</text:span></text:span><text:span text:style-name="Source_20_Text"><text:span text:style-name="T1"> happens down here or </text:span></text:span><text:span text:style-name="Source_20_Text"><text:span text:style-name="T19">database is down,</text:span></text:span><text:span text:style-name="Source_20_Text"><text:span text:style-name="T1"> this monitoring portal would </text:span></text:span><text:span text:style-name="Source_20_Text"><text:span text:style-name="T19">immediately notice</text:span></text:span><text:span text:style-name="Source_20_Text"><text:span text:style-name="T1"> that something is wrong in the </text:span></text:span><text:span text:style-name="Source_20_Text"><text:span text:style-name="T19">customer's shop.</text:span></text:span><text:span text:style-name="Source_20_Text"><text:span text:style-name="T1"> so an </text:span></text:span><text:span text:style-name="Source_20_Text"><text:span text:style-name="T19">alarm</text:span></text:span><text:span text:style-name="Source_20_Text"><text:span text:style-name="T1"> would go off and </text:span></text:span><text:span text:style-name="Source_20_Text"><text:span text:style-name="T19">support engineers</text:span></text:span><text:span text:style-name="Source_20_Text"><text:span text:style-name="T1"> from Shopify would see this alarm and do something about it. </text:span></text:span><text:span text:style-name="Source_20_Text"><text:span text:style-name="T19">maybe restart</text:span></text:span><text:span text:style-name="Source_20_Text"><text:span text:style-name="T1"> one of those machines or figure out where the corruption happened. The same goes here if any of these components that sends the health checks to "monitoring and alarm" component here </text:span></text:span><text:span text:style-name="Source_20_Text"><text:span text:style-name="T19">fails to send</text:span></text:span><text:span text:style-name="Source_20_Text"><text:span text:style-name="T1"> the heart beat or health check reports to it. If it doesn't hear from let's say customer 2's instance in a minute or five minutes, it would raise the alarm again and say hey I can't hear from customer 2's environment. Something is wrong and again an engineer or maybe an automated fault correction mechanism will work over it.</text:span></text:span></text:p>
      <text:p text:style-name="P1"><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9-08T03:02:41.215047462</dc:date>
    <meta:editing-duration>P26DT6H40M3S</meta:editing-duration>
    <meta:editing-cycles>1834</meta:editing-cycles>
    <meta:document-statistic meta:table-count="0" meta:image-count="0" meta:object-count="0" meta:page-count="4" meta:paragraph-count="42" meta:word-count="3540" meta:character-count="19515" meta:non-whitespace-character-count="16015"/>
  </office:meta>
</office:document-meta>
</file>